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Heading_20_1">
      <style:paragraph-properties fo:margin-left="0in" fo:margin-right="0in" fo:margin-top="0in" fo:margin-bottom="0.1354in" style:contextual-spacing="false" fo:line-height="150%" fo:orphans="2" fo:widows="2" fo:text-indent="0in"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3" style:family="paragraph" style:parent-style-name="Heading_20_2">
      <style:paragraph-properties fo:margin-left="0in" fo:margin-right="0in" fo:margin-top="0.1874in" fo:margin-bottom="0.1354in" style:contextual-spacing="false" fo:line-height="150%" fo:orphans="2" fo:widows="2" fo:text-indent="0in" style:auto-text-indent="false"/>
    </style:style>
    <style:style style:name="P4" style:family="paragraph" style:parent-style-name="Heading_20_3">
      <style:paragraph-properties fo:margin-left="0in" fo:margin-right="0in" fo:margin-top="0.1874in" fo:margin-bottom="0.1354in" style:contextual-spacing="false" fo:line-height="150%" fo:orphans="2" fo:widows="2" fo:text-indent="0in" style:auto-text-indent="false"/>
    </style:style>
    <style:style style:name="P5" style:family="paragraph" style:parent-style-name="Text_20_body">
      <style:paragraph-properties fo:margin-left="0in" fo:margin-right="0in" fo:margin-top="0in" fo:margin-bottom="0.1201in" style:contextual-spacing="false" style:line-height-at-least="0.2917in" fo:orphans="2" fo:widows="2" fo:text-indent="-0.1402in" style:auto-text-indent="false" fo:padding="0in" fo:border="none">
        <style:tab-stops/>
      </style:paragraph-properties>
    </style:style>
    <style:style style:name="P6" style:family="paragraph" style:parent-style-name="Text_20_body">
      <style:paragraph-properties fo:margin-left="0in" fo:margin-right="0in" fo:margin-top="0in" fo:margin-bottom="0.1201in" style:contextual-spacing="false" style:line-height-at-least="0.2917in" fo:orphans="2" fo:widows="2" fo:text-indent="-0.1402in" style:auto-text-indent="false" fo:padding="0in" fo:border="none">
        <style:tab-stops/>
      </style:paragraph-properties>
      <style:text-properties officeooo:paragraph-rsid="000f9b9b"/>
    </style:style>
    <style:style style:name="P7" style:family="paragraph" style:parent-style-name="Text_20_body">
      <style:paragraph-properties fo:margin-left="0in" fo:margin-right="0in" fo:margin-top="0in" fo:margin-bottom="0.1201in" style:contextual-spacing="false" style:line-height-at-least="0.2917in" fo:orphans="2" fo:widows="2" fo:text-indent="-0.1402in" style:auto-text-indent="false">
        <style:tab-stops/>
      </style:paragraph-properties>
      <style:text-properties fo:font-variant="normal" fo:text-transform="none" fo:color="#000000" loext:opacity="100%" style:font-name="Times New Roman" fo:font-size="12pt" fo:letter-spacing="normal" fo:font-style="normal" fo:font-weight="normal" style:font-size-asian="12pt" style:font-size-complex="12pt"/>
    </style:style>
    <style:style style:name="P8" style:family="paragraph" style:parent-style-name="Standard">
      <style:text-properties fo:color="#000000" loext:opacity="100%" style:font-name="Times New Roman" fo:font-size="12pt" style:font-size-asian="12pt" style:font-size-complex="12pt"/>
    </style:style>
    <style:style style:name="T1" style:family="text">
      <style:text-properties officeooo:rsid="000f76e1"/>
    </style:style>
    <style:style style:name="T2" style:family="text">
      <style:text-properties fo:font-variant="normal" fo:text-transform="none" fo:color="#000000" loext:opacity="100%" style:font-name="Times New Roman" fo:font-size="12pt" fo:letter-spacing="normal" fo:font-style="normal" fo:font-weight="bold" style:font-size-asian="12pt" style:font-size-complex="12pt"/>
    </style:style>
    <style:style style:name="T3"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4"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style:font-size-asian="12pt" style:font-size-complex="12pt" loext:padding="0.0193in" loext:border-left="1.5pt solid #ffffff" loext:border-right="1.5pt solid #ffffff" loext:border-top="0.74pt solid #ffffff" loext:border-bottom="0.74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Positive and Transformative Effects of <text:span text:style-name="T1">Connection</text:span> Experiences</text:h>
      <text:p text:style-name="P2">Mystical experiences—often described as profound encounters with a transcendent or divine reality—have been reported across cultures and religious traditions. These experiences can lead to significant positive changes in cognitive, emotional, social, and spiritual dimensions. Empirical research supports their transformative potential, demonstrating lasting benefits for well-being and personal growth.</text:p>
      <text:h text:style-name="P3" text:outline-level="2"><text:span text:style-name="Strong_20_Emphasis"><text:span text:style-name="T2">Cognitive Effects</text:span></text:span></text:h>
      <text:p text:style-name="Text_20_body"><text:span text:style-name="T3">Mystical experiences can enhance cognitive flexibility, creativity, and openness to new perspectives. Griffiths et al. </text:span><text:reference-mark-start text:name="ZOTERO_ITEM CSL_CITATION {&quot;citationID&quot;:&quot;XHnQpN44&quot;,&quot;properties&quot;:{&quot;formattedCitation&quot;:&quot;(Griffiths et al., 2006)&quot;,&quot;plainCitation&quot;:&quot;(Griffiths et al., 2006)&quot;,&quot;noteIndex&quot;:0},&quot;citationItems&quot;:[{&quot;id&quot;:1409,&quot;uris&quot;:[&quot;http://zotero.org/users/4295591/items/ZX84ISID&quot;],&quot;itemData&quot;:{&quot;id&quot;:1409,&quot;type&quot;:&quot;article-journal&quot;,&quot;container-title&quot;:&quot;Psychopharmacology&quot;,&quot;DOI&quot;:&quot;10.1007/s00213-006-0457-5&quot;,&quot;issue&quot;:&quot;3&quot;,&quot;page&quot;:&quot;268-283&quot;,&quot;source&quot;:&quot;Scopus&quot;,&quot;title&quot;:&quot;Psilocybin can occasion mystical-type experiences having substantial and sustained personal meaning and spiritual significance&quot;,&quot;volume&quot;:&quot;187&quot;,&quot;author&quot;:[{&quot;family&quot;:&quot;Griffiths&quot;,&quot;given&quot;:&quot;R. R.&quot;},{&quot;family&quot;:&quot;Richards&quot;,&quot;given&quot;:&quot;W. A.&quot;},{&quot;family&quot;:&quot;McCann&quot;,&quot;given&quot;:&quot;U.&quot;},{&quot;family&quot;:&quot;Jesse&quot;,&quot;given&quot;:&quot;R.&quot;}],&quot;issued&quot;:{&quot;date-parts&quot;:[[&quot;2006&quot;]]}}}],&quot;schema&quot;:&quot;https://github.com/citation-style-language/schema/raw/master/csl-citation.json&quot;} RNDya51eaQbEU"/><text:span text:style-name="T3">(Griffiths et al., 2006)</text:span><text:reference-mark-end text:name="ZOTERO_ITEM CSL_CITATION {&quot;citationID&quot;:&quot;XHnQpN44&quot;,&quot;properties&quot;:{&quot;formattedCitation&quot;:&quot;(Griffiths et al., 2006)&quot;,&quot;plainCitation&quot;:&quot;(Griffiths et al., 2006)&quot;,&quot;noteIndex&quot;:0},&quot;citationItems&quot;:[{&quot;id&quot;:1409,&quot;uris&quot;:[&quot;http://zotero.org/users/4295591/items/ZX84ISID&quot;],&quot;itemData&quot;:{&quot;id&quot;:1409,&quot;type&quot;:&quot;article-journal&quot;,&quot;container-title&quot;:&quot;Psychopharmacology&quot;,&quot;DOI&quot;:&quot;10.1007/s00213-006-0457-5&quot;,&quot;issue&quot;:&quot;3&quot;,&quot;page&quot;:&quot;268-283&quot;,&quot;source&quot;:&quot;Scopus&quot;,&quot;title&quot;:&quot;Psilocybin can occasion mystical-type experiences having substantial and sustained personal meaning and spiritual significance&quot;,&quot;volume&quot;:&quot;187&quot;,&quot;author&quot;:[{&quot;family&quot;:&quot;Griffiths&quot;,&quot;given&quot;:&quot;R. R.&quot;},{&quot;family&quot;:&quot;Richards&quot;,&quot;given&quot;:&quot;W. A.&quot;},{&quot;family&quot;:&quot;McCann&quot;,&quot;given&quot;:&quot;U.&quot;},{&quot;family&quot;:&quot;Jesse&quot;,&quot;given&quot;:&quot;R.&quot;}],&quot;issued&quot;:{&quot;date-parts&quot;:[[&quot;2006&quot;]]}}}],&quot;schema&quot;:&quot;https://github.com/citation-style-language/schema/raw/master/csl-citation.json&quot;} RNDya51eaQbEU"/><text:span text:style-name="T3"> (2006) found that participants who underwent mystical experiences via psilocybin showed increased openness and cognitive adaptability that persisted over a year. Such experiences often dissolve rigid thought patterns, fostering a more expansive and interconnected worldview </text:span><text:reference-mark-start text:name="ZOTERO_ITEM CSL_CITATION {&quot;citationID&quot;:&quot;2Ej5VIlK&quot;,&quot;properties&quot;:{&quot;formattedCitation&quot;:&quot;(Stace, 1960)&quot;,&quot;plainCitation&quot;:&quot;(Stace, 1960)&quot;,&quot;noteIndex&quot;:0},&quot;citationItems&quot;:[{&quot;id&quot;:2377,&quot;uris&quot;:[&quot;http://zotero.org/users/4295591/items/LL5DCH6Q&quot;],&quot;itemData&quot;:{&quot;id&quot;:2377,&quot;type&quot;:&quot;book&quot;,&quot;event-place&quot;:&quot;London&quot;,&quot;publisher&quot;:&quot;Macmillan&quot;,&quot;publisher-place&quot;:&quot;London&quot;,&quot;title&quot;:&quot;Mysticism and Philosophy&quot;,&quot;URL&quot;:&quot;https://wudhi.azurewebsites.net/mysticism/ws/wts-mp%20-%20index.htm&quot;,&quot;author&quot;:[{&quot;family&quot;:&quot;Stace&quot;,&quot;given&quot;:&quot;Walter Terence&quot;}],&quot;issued&quot;:{&quot;date-parts&quot;:[[&quot;1960&quot;]]}}}],&quot;schema&quot;:&quot;https://github.com/citation-style-language/schema/raw/master/csl-citation.json&quot;} RNDeytE33cxyK"/><text:span text:style-name="T3">(Stace, 1960)</text:span><text:reference-mark-end text:name="ZOTERO_ITEM CSL_CITATION {&quot;citationID&quot;:&quot;2Ej5VIlK&quot;,&quot;properties&quot;:{&quot;formattedCitation&quot;:&quot;(Stace, 1960)&quot;,&quot;plainCitation&quot;:&quot;(Stace, 1960)&quot;,&quot;noteIndex&quot;:0},&quot;citationItems&quot;:[{&quot;id&quot;:2377,&quot;uris&quot;:[&quot;http://zotero.org/users/4295591/items/LL5DCH6Q&quot;],&quot;itemData&quot;:{&quot;id&quot;:2377,&quot;type&quot;:&quot;book&quot;,&quot;event-place&quot;:&quot;London&quot;,&quot;publisher&quot;:&quot;Macmillan&quot;,&quot;publisher-place&quot;:&quot;London&quot;,&quot;title&quot;:&quot;Mysticism and Philosophy&quot;,&quot;URL&quot;:&quot;https://wudhi.azurewebsites.net/mysticism/ws/wts-mp%20-%20index.htm&quot;,&quot;author&quot;:[{&quot;family&quot;:&quot;Stace&quot;,&quot;given&quot;:&quot;Walter Terence&quot;}],&quot;issued&quot;:{&quot;date-parts&quot;:[[&quot;1960&quot;]]}}}],&quot;schema&quot;:&quot;https://github.com/citation-style-language/schema/raw/master/csl-citation.json&quot;} RNDeytE33cxyK"/><text:span text:style-name="T3">.</text:span></text:p>
      <text:h text:style-name="P3" text:outline-level="2"><text:span text:style-name="Strong_20_Emphasis"><text:span text:style-name="T2">Emotional Effects</text:span></text:span></text:h>
      <text:p text:style-name="Text_20_body"><text:span text:style-name="T3">Emotionally, mystical experiences are frequently associated with profound joy, peace, and reduced fear of death. Research by Yaden et al. <text:s/>(2017) indicates that individuals who report mystical states often experience long-term reductions in anxiety and depression. Additionally, these experiences can cultivate enduring emotional resilience and a deeper sense of meaning (Hood, 1975).</text:span></text:p>
      <text:h text:style-name="P3" text:outline-level="2"><text:span text:style-name="Strong_20_Emphasis"><text:span text:style-name="T2">Social Effects</text:span></text:span></text:h>
      <text:p text:style-name="P2">On a social level, mystical experiences often promote greater compassion, empathy, and prosocial behavior. Studies by Piff et al. (2015) suggest that such experiences enhance feelings of interconnectedness, leading to increased altruism and reduced materialism. Participants frequently report strengthened relationships and a heightened sense of communal belonging (James, 1902).</text:p>
      <text:h text:style-name="P3" text:outline-level="2"><text:span text:style-name="Strong_20_Emphasis"><text:span text:style-name="T2">Spiritual Effects</text:span></text:span></text:h>
      <text:p text:style-name="P2">Spiritually, mystical experiences can lead to a deepened sense of connection with the divine, nature, or the universe. Research by Newberg and d’Aquili (2001) links these experiences to neurological <text:soft-page-break/>changes associated with transcendent states, fostering long-term spiritual growth. Many individuals describe a lasting shift in their sense of purpose and self-identity (Underhill, 1911).</text:p>
      <text:h text:style-name="P3" text:outline-level="2"><text:span text:style-name="Strong_20_Emphasis"><text:span text:style-name="T2">Conclusion</text:span></text:span></text:h>
      <text:p text:style-name="P2">Mystical experiences can serve as catalysts for profound personal transformation across multiple domains. Empirical studies highlight their potential to enhance cognition, emotional well-being, social connectedness, and spiritual fulfillment. As research continues, these experiences may offer valuable insights into human consciousness and well-being.</text:p>
      <text:h text:style-name="P4" text:outline-level="3"><text:span text:style-name="Strong_20_Emphasis"><text:span text:style-name="T2">References</text:span></text:span></text:h>
      <text:p text:style-name="P5"><text:span text:style-name="T3">Griffiths, R. R., Richards, W. A., McCann, U., &amp; Jesse, R. (2006). Psilocybin can occasion mystical-type experiences having substantial and sustained personal meaning and spiritual significance. </text:span><text:span text:style-name="Emphasis"><text:span text:style-name="T3">Psychopharmacology, 187</text:span></text:span><text:span text:style-name="T3">(3), 268–283. </text:span><text:a xlink:type="simple" xlink:href="https://doi.org/10.1007/s00213-006-0457-5" text:style-name="Internet_20_link" text:visited-style-name="Visited_20_Internet_20_Link"><text:span text:style-name="T4">https://doi.org/10.1007/s00213-006-0457-5</text:span></text:a></text:p>
      <text:p text:style-name="P6"><text:span text:style-name="T3">Hood, R. W. (1975). The construction and preliminary validation of a measure of reported mystical experience. </text:span><text:span text:style-name="Emphasis"><text:span text:style-name="T3">Journal for the Scientific Study of Religion, 14</text:span></text:span><text:span text:style-name="T3">(1), 29–41. </text:span><text:a xlink:type="simple" xlink:href="https://doi.org/10.2307/1384454" text:style-name="Internet_20_link" text:visited-style-name="Visited_20_Internet_20_Link"><text:span text:style-name="T4">https://doi.org/10.2307/1384454</text:span></text:a></text:p>
      <text:p text:style-name="P6"><text:span text:style-name="T3">James, W. (1902). </text:span><text:span text:style-name="Emphasis"><text:span text:style-name="T3">The varieties of religious experience: A study in human nature</text:span></text:span><text:span text:style-name="T3">. Longmans, Green, and Co.</text:span></text:p>
      <text:p text:style-name="P5"><text:span text:style-name="T3">Newberg, A., &amp; d’Aquili, E. (2001). </text:span><text:span text:style-name="Emphasis"><text:span text:style-name="T3">Why God won’t go away: Brain science and the biology of belief</text:span></text:span><text:span text:style-name="T3">. Ballantine Books.</text:span></text:p>
      <text:p text:style-name="P5"><text:span text:style-name="T3">Piff, P. K., Dietze, P., Feinberg, M., Stancato, D. M., &amp; Keltner, D. (2015). Awe, the small self, and prosocial behavior. </text:span><text:span text:style-name="Emphasis"><text:span text:style-name="T3">Journal of Personality and Social Psychology, 108</text:span></text:span><text:span text:style-name="T3">(6), 883–899. </text:span><text:a xlink:type="simple" xlink:href="https://doi.org/10.1037/pspi0000018" office:target-frame-name="_blank" xlink:show="new" text:style-name="Internet_20_link" text:visited-style-name="Visited_20_Internet_20_Link"><text:span text:style-name="T4">https://doi.org/10.1037/pspi0000018</text:span></text:a></text:p>
      <text:p text:style-name="P5"><text:span text:style-name="T3">Stace, W. T. (1960). </text:span><text:span text:style-name="Emphasis"><text:span text:style-name="T3">Mysticism and philosophy</text:span></text:span><text:span text:style-name="T3">. Macmillan.</text:span></text:p>
      <text:p text:style-name="P5"><text:span text:style-name="T3">Underhill, E. (1911). </text:span><text:span text:style-name="Emphasis"><text:span text:style-name="T3">Mysticism: A study in the nature and development of spiritual consciousness</text:span></text:span><text:span text:style-name="T3">. Methuen &amp; Co.</text:span></text:p>
      <text:p text:style-name="P5"><text:soft-page-break/><text:span text:style-name="T3">Yaden, D. B., Haidt, J., Hood, R. W., Vago, D. R., &amp; Newberg, A. B. (2017). The varieties of self-transcendent experience. </text:span><text:span text:style-name="Emphasis"><text:span text:style-name="T3">Review of General Psychology, 21</text:span></text:span><text:span text:style-name="T3">(2), 143–160. </text:span><text:a xlink:type="simple" xlink:href="https://doi.org/10.1037/gpr0000102" office:target-frame-name="_blank" xlink:show="new" text:style-name="Internet_20_link" text:visited-style-name="Visited_20_Internet_20_Link"><text:span text:style-name="T4">https://doi.org/10.1037/gpr0000102</text:span></text:a></text:p>
      <text:p text:style-name="P7"/>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9T06:57:05.479000000</meta:creation-date>
    <dc:date>2025-06-19T07:12:51.066000000</dc:date>
    <meta:editing-duration>PT5M21S</meta:editing-duration>
    <meta:editing-cycles>2</meta:editing-cycles>
    <meta:generator>LibreOffice/24.8.7.2$Windows_X86_64 LibreOffice_project/e07d0a63a46349d29051da79b1fde8160bab2a89</meta:generator>
    <meta:document-statistic meta:table-count="0" meta:image-count="0" meta:object-count="0" meta:page-count="3" meta:paragraph-count="21" meta:word-count="500" meta:character-count="3776" meta:non-whitespace-character-count="3302"/>
    <meta:user-defined meta:name="ZOTERO_PREF_1">&lt;data data-version="3" zotero-version="6.0.36"&gt;&lt;session id="nqTtJ5A0"/&gt;&lt;style id="http://www.zotero.org/styles/apa" locale="en-US" hasBibliography="1" bibliographyStyleHasBeenSet="0"/&gt;&lt;prefs&gt;&lt;pref name="fieldType" value="ReferenceMark"/&gt;&lt;/prefs&gt;&lt;/data&gt;</meta:user-defined>
  </office:meta>
</office:document-meta>
</file>